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complex="Calibri"/>
    </style:style>
    <style:style style:name="T3" style:parent-style-name="DefaultParagraphFont" style:family="text">
      <style:text-properties style:font-name-complex="Calibri"/>
    </style:style>
    <style:style style:name="P4" style:parent-style-name="Normal" style:family="paragraph">
      <style:paragraph-properties style:text-autospace="none" fo:margin-bottom="0in" fo:line-height="100%"/>
      <style:text-properties style:font-name-complex="Calibri"/>
    </style:style>
    <style:style style:name="P5" style:parent-style-name="Normal" style:family="paragraph">
      <style:paragraph-properties style:text-autospace="none" fo:margin-bottom="0in" fo:line-height="100%"/>
      <style:text-properties style:font-name-complex="Calibri"/>
    </style:style>
    <style:style style:name="P6" style:parent-style-name="Normal" style:family="paragraph">
      <style:paragraph-properties style:text-autospace="none" fo:margin-bottom="0in" fo:line-height="100%"/>
    </style:style>
    <style:style style:name="T7" style:parent-style-name="DefaultParagraphFont" style:family="text">
      <style:text-properties style:font-name-complex="Calibri"/>
    </style:style>
    <style:style style:name="T8" style:parent-style-name="DefaultParagraphFont" style:family="text">
      <style:text-properties style:font-name-complex="Calibri"/>
    </style:style>
    <style:style style:name="T9" style:parent-style-name="DefaultParagraphFont" style:family="text">
      <style:text-properties style:font-name-complex="Calibri"/>
    </style:style>
    <style:style style:name="T10" style:parent-style-name="DefaultParagraphFont" style:family="text">
      <style:text-properties style:font-name-complex="Calibri" fo:font-weight="bold" style:font-weight-asian="bold"/>
    </style:style>
    <style:style style:name="T11" style:parent-style-name="DefaultParagraphFont" style:family="text">
      <style:text-properties style:font-name-complex="Calibri" fo:font-weight="bold" style:font-weight-asian="bold"/>
    </style:style>
    <style:style style:name="P12" style:parent-style-name="Normal" style:family="paragraph">
      <style:paragraph-properties style:text-autospace="none" fo:margin-bottom="0in" fo:line-height="100%"/>
      <style:text-properties style:font-name="Arial" style:font-name-complex="Arial" fo:font-size="10pt" style:font-size-asian="10pt" style:font-size-complex="10pt"/>
    </style:style>
    <style:style style:name="P13" style:parent-style-name="Normal" style:family="paragraph">
      <style:paragraph-properties style:text-autospace="none" fo:margin-bottom="0in" fo:line-height="100%"/>
      <style:text-properties style:font-name-complex="Calibri"/>
    </style:style>
    <style:style style:name="P14" style:parent-style-name="Normal" style:family="paragraph">
      <style:paragraph-properties style:text-autospace="none" fo:margin-bottom="0in" fo:line-height="100%"/>
      <style:text-properties style:font-name-complex="Calibri"/>
    </style:style>
    <style:style style:name="P15" style:parent-style-name="Normal" style:family="paragraph">
      <style:paragraph-properties style:text-autospace="none" fo:margin-bottom="0in" fo:line-height="100%"/>
      <style:text-properties style:font-name-complex="Calibri"/>
    </style:style>
    <style:style style:name="P16" style:parent-style-name="Normal" style:family="paragraph">
      <style:paragraph-properties style:text-autospace="none" fo:margin-bottom="0in" fo:line-height="100%"/>
      <style:text-properties style:font-name-complex="Calibri"/>
    </style:style>
    <style:style style:name="P17" style:parent-style-name="Normal" style:family="paragraph">
      <style:paragraph-properties style:text-autospace="none" fo:margin-bottom="0in" fo:line-height="100%"/>
      <style:text-properties style:font-name-complex="Calibri"/>
    </style:style>
    <style:style style:name="P18" style:parent-style-name="Normal" style:family="paragraph">
      <style:paragraph-properties style:text-autospace="none" fo:margin-bottom="0in" fo:line-height="100%"/>
      <style:text-properties style:font-name-complex="Calibri"/>
    </style:style>
    <style:style style:name="P19" style:parent-style-name="Normal" style:family="paragraph">
      <style:paragraph-properties style:text-autospace="none" fo:margin-bottom="0in" fo:line-height="100%"/>
    </style:style>
    <style:style style:name="T20" style:parent-style-name="DefaultParagraphFont" style:family="text">
      <style:text-properties style:font-name-complex="Calibri"/>
    </style:style>
    <style:style style:name="T21" style:parent-style-name="DefaultParagraphFont" style:family="text">
      <style:text-properties style:font-name-complex="Calibri" fo:font-style="italic" style:font-style-asian="italic" style:font-style-complex="italic"/>
    </style:style>
    <style:style style:name="T22" style:parent-style-name="DefaultParagraphFont" style:family="text">
      <style:text-properties style:font-name-complex="Calibri"/>
    </style:style>
    <style:style style:name="P23" style:parent-style-name="Normal" style:family="paragraph">
      <style:paragraph-properties style:text-autospace="none" fo:margin-bottom="0in" fo:line-height="100%"/>
      <style:text-properties style:font-name-complex="Calibri" fo:color="#4472C4"/>
    </style:style>
    <style:style style:name="P24" style:parent-style-name="WBodyText" style:family="paragraph">
      <style:paragraph-properties fo:margin-right="-0.0145in"/>
    </style:style>
    <style:style style:name="P25" style:parent-style-name="WBodyText" style:family="paragraph">
      <style:paragraph-properties fo:margin-right="-0.0145in"/>
    </style:style>
    <style:style style:name="P26" style:parent-style-name="WBodyText" style:family="paragraph">
      <style:paragraph-properties fo:margin-right="-0.0145in"/>
    </style:style>
    <style:style style:name="P27" style:parent-style-name="WBodyText" style:family="paragraph">
      <style:paragraph-properties fo:margin-right="-0.0145in"/>
    </style:style>
    <style:style style:name="P28" style:parent-style-name="WBodyText" style:family="paragraph">
      <style:paragraph-properties fo:margin-right="-0.0145in"/>
    </style:style>
  </office:automatic-styles>
  <office:body>
    <office:text text:use-soft-page-breaks="true">
      <text:p text:style-name="P1"><text:span text:style-name="T2">I’m writing to you in relation to a Charge obtained over my home, Warwick House, <text:s/>8 Addison Crescent, London,W14 <text:s/>8JP, purporting <text:s/>to secure a loan of £6 million granted by Barclays Bank in 2009 to my former husband Ziad<text:s/></text:span><text:span text:style-name="T3">Takieddine. <text:s/></text:span></text:p>
      <text:p text:style-name="Normal">An additional €6 million loan was provided by the Bank at the same time secured by a charge over our matrimonial home in Paris.<text:s/></text:p>
      <text:p text:style-name="P4">The loans were granted during our divorce proceedings which had been initiated by him in France in 2006 and were<text:s/>granted without my consent or knowledge. The “equity release” so described in the Bank’s credit report was arranged in the knowledge of my interest in the property. <text:s/></text:p>
      <text:p text:style-name="P5"/>
      <text:p text:style-name="P6"><text:span text:style-name="T7">Mr Takieddine was recognised by the Bank from the outset as a Politically Exposed Person</text:span><text:span text:style-name="T8"><text:s/>and should have been aware of a number of Press reports exposing his role in laundering illegal commissions for French politicians together with the on-going investigation into his tax affairs. <text:s/>He is currently awaiting trial in France for a number of ser</text:span><text:span text:style-name="T9">ious criminal offences including corruption, forgery, tax evasion, money-laundering and “ Organisation frauduleuse d’Insolvabilite ” ( Fraudulent Self Insolvancy<text:s/></text:span><text:span text:style-name="T10">). <text:s/>The latter proceedings include the dissipation of £12 million of matrimonial assets facili</text:span><text:span text:style-name="T11">tated by the Bank and transferring the proceeds to Lebanon and other offshore locations</text:span></text:p>
      <text:p text:style-name="P12"/>
      <text:p text:style-name="P13">The Charges were obtained by the Bank in controversial circumstances. It appears that the Bank was at the time seeking to profit from the links between Mr Takieddine,<text:s/>former French president Sarkozy and the Libyan regime of Colonel Muammar Gaddafi, including a transaction to supply the Libyan regime with French-built surveillance equipment for monitoring e-mail and internet traffic. Mr Takieddine, Mr Sarkozy and others<text:s/>are currently facing trial for corruption, illegal campaign financing, abuse of Libyan public funds and other offences in relation to the aforementioned links; it is alleged that the surveillance equipment was used to identify opponents of Gaddafi, who were then detained and tortured.</text:p>
      <text:p text:style-name="P14"/>
      <text:p text:style-name="P15">Mr Takieddine is also the subject of a UK arrest warrant, issued by Westminster Magistrates Court to face charges of perversion of the course of justice and conspiracy to pervert the course of justice in relation to his attempts to deprive me of my rights in respect of our matrimonial home in London. Most notably Mr Takieddine <text:s/>forged a share sale agreement to enable a company owned by him <text:s/>to issue possession proceedings against me 2010.</text:p>
      <text:p text:style-name="P16"/>
      <text:p text:style-name="P17"/>
      <text:p text:style-name="P18">Mr Takieddine spent time in a French<text:s/>prison in 2013 for breaching bail conditions and has also</text:p>
      <text:p text:style-name="P19"><text:span text:style-name="T20">been convicted three times in France for<text:s/></text:span><text:span text:style-name="T21">"abandon de famille"<text:s/></text:span><text:span text:style-name="T22">("wilful neglect to maintain") for which he received a further prison sentence in 2014.</text:span></text:p>
      <text:p text:style-name="P23"/>
      <text:p text:style-name="P24">In September 2016 an Order at the High Court in London was made that the property at 8 Addison Crescent be sold and that I should have conduct of the sale. <text:s/></text:p>
      <text:p text:style-name="P25">My lawyers wrote to Barclays in July 2018 inviting them to meet to discuss the charge. <text:s/>Despite several follow-up emails the Banks lawyers refuse to comment on the facility or even to provide me with a redemption figure. The redemption figure is obviously a crucial factor to consider before accepting any offer.</text:p>
      <text:p text:style-name="P26">My feeling is that the Bank is refusing to engage in dialogue due to the controversial<text:s/>nature of the loans. It is my belief that they have no validity given the circumstances surrounding their creation.</text:p>
      <text:p text:style-name="P27">Barclays Bank have helped Ziad Takieddine to conduct a relentless unlawful campaign since 2006 orchestrated to deny me of my rights</text:p>
      <text:soft-page-break/>
      <text:p text:style-name="P28">I am aware of the work done at the APPG on Fair Business Banking and I would like to bring it to their attention. <text:s/>For this reason I am copying in Heather Buchanon the Director of Policy and Strategy.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WBodyText" style:display-name="WBodyText" style:family="paragraph" style:parent-style-name="Normal">
      <style:paragraph-properties fo:text-align="justify" fo:margin-bottom="0.1388in" fo:line-height="120%"/>
      <style:text-properties style:font-name="Arial" style:font-name-asian="Times New Roman" style:font-weight-complex="bold" fo:font-size="10pt" style:font-size-asian="10pt" style:font-size-complex="12pt" fo:hyphenate="false"/>
    </style:style>
    <style:style style:name="WBodyTextChar" style:display-name="WBodyText Char" style:family="text" style:parent-style-name="DefaultParagraphFont">
      <style:text-properties style:font-name="Arial" style:font-name-asian="Times New Roman" style:font-name-complex="Times New Roman" style:font-weight-complex="bold" fo:font-size="10pt" style:font-size-asian="10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cola Johnson</meta:initial-creator>
    <dc:creator>Nick Stoop</dc:creator>
    <meta:creation-date>2018-12-05T15:05:00Z</meta:creation-date>
    <dc:date>2018-12-05T15:05:00Z</dc:date>
    <meta:template xlink:href="Normal" xlink:type="simple"/>
    <meta:editing-cycles>2</meta:editing-cycles>
    <meta:editing-duration>PT0S</meta:editing-duration>
    <meta:document-statistic meta:page-count="2" meta:paragraph-count="7" meta:word-count="558" meta:character-count="3737" meta:row-count="26" meta:non-whitespace-character-count="3186"/>
  </office:meta>
</office:document-meta>
</file>